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hivgurin Hand" svg:font-family="'Shivgurin Hand'" style:font-pitch="variable"/>
  </office:font-face-decls>
  <office:automatic-styles>
    <style:style style:name="P1" style:family="paragraph" style:parent-style-name="Standard">
      <style:text-properties style:font-name="Shivgurin Hand" fo:font-size="42pt" officeooo:rsid="0005bd2a" officeooo:paragraph-rsid="0005bd2a" style:font-size-asian="36.75pt" style:font-size-complex="42pt"/>
    </style:style>
    <style:style style:name="T1" style:family="text">
      <style:text-properties fo:color="#ff0000" loext:opacity="100%"/>
    </style:style>
    <style:style style:name="T2" style:family="text">
      <style:text-properties fo:font-family="'Noto Sans'" style:font-family-generic="swiss" style:font-pitch="variab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va aiok yusim sevguren vam veim yusim rramin fan. leitse jistap in maijinasis waimaisil<text:span text:style-name="T1"><office:annotation office:name="__Annotation__2_2660904204" loext:resolved="false"><dc:creator>Unknown Author</dc:creator><dc:date>2026-02-16T13:54:20.049539323</dc:date><text:p text:style-name="Comment"><text:span text:style-name="T2">Not sure how to handle this yet.</text:span></text:p></office:annotation></text:span><text:span text:style-name="T1">hiet</text:span><office:annotation-end office:name="__Annotation__2_2660904204"/>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hivgurin Hand" svg:font-family="'Shivgurin Han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ejaVu Sans1" style:font-size-complex="12pt" style:language-complex="ug" style:country-complex="C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ejaVu Sans1" style:font-size-complex="12pt" style:language-complex="ug" style:country-complex="C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6T13:38:32.507147026</meta:creation-date>
    <dc:date>2026-02-16T13:54:42.351719282</dc:date>
    <meta:editing-duration>PT16M9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1" meta:paragraph-count="1" meta:word-count="14" meta:character-count="94" meta:non-whitespace-character-count="81"/>
  </office:meta>
</office:document-meta>
</file>